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text-properties fo:font-size="13pt" style:font-size-asian="13pt" style:font-size-complex="13pt"/>
    </style:style>
    <style:style style:name="P11" style:family="paragraph" style:parent-style-name="Table_20_Contents">
      <style:text-properties fo:font-size="13pt" officeooo:paragraph-rsid="002b3161" style:font-size-asian="13pt" style:font-size-complex="13pt"/>
    </style:style>
    <style:style style:name="P12" style:family="paragraph" style:parent-style-name="Table_20_Contents">
      <style:text-properties fo:font-size="13pt" officeooo:paragraph-rsid="002cb7e4" style:font-size-asian="13pt" style:font-size-complex="13pt"/>
    </style:style>
    <style:style style:name="P13" style:family="paragraph" style:parent-style-name="Table_20_Contents">
      <style:text-properties fo:font-size="13pt" fo:font-weight="bold" style:font-size-asian="13pt" style:font-weight-asian="bold" style:font-size-complex="13pt" style:font-weight-complex="bold"/>
    </style:style>
    <style:style style:name="P14" style:family="paragraph" style:parent-style-name="Table_20_Contents">
      <style:text-properties fo:font-size="10pt" officeooo:rsid="000ea4c6" officeooo:paragraph-rsid="000ea4c6" style:font-size-asian="10pt" style:font-size-complex="10pt"/>
    </style:style>
    <style:style style:name="P15" style:family="paragraph" style:parent-style-name="Table_20_Contents">
      <style:text-properties fo:font-size="10pt" officeooo:rsid="000ea4c6" officeooo:paragraph-rsid="002b3161" style:font-size-asian="10pt" style:font-size-complex="10pt"/>
    </style:style>
    <style:style style:name="P16" style:family="paragraph" style:parent-style-name="Table_20_Contents">
      <style:text-properties fo:font-size="10pt" officeooo:rsid="000ea4c6" officeooo:paragraph-rsid="002cb7e4" style:font-size-asian="10pt" style:font-size-complex="10pt"/>
    </style:style>
    <style:style style:name="P17" style:family="paragraph" style:parent-style-name="Table_20_Contents">
      <style:text-properties style:font-name="Courier Prime" fo:font-size="10pt" officeooo:rsid="001696c6" officeooo:paragraph-rsid="001696c6" style:font-size-asian="10pt" style:font-size-complex="10pt"/>
    </style:style>
    <style:style style:name="P18" style:family="paragraph" style:parent-style-name="Table_20_Contents">
      <style:text-properties style:font-name="Courier Prime" fo:font-size="10pt" officeooo:rsid="001696c6" officeooo:paragraph-rsid="002b3161" style:font-size-asian="10pt" style:font-size-complex="10pt"/>
    </style:style>
    <style:style style:name="P19" style:family="paragraph" style:parent-style-name="Table_20_Contents">
      <style:text-properties style:font-name="Courier Prime" fo:font-size="10pt" officeooo:rsid="00203c53" officeooo:paragraph-rsid="00203c53" style:font-size-asian="10pt" style:font-size-complex="10pt"/>
    </style:style>
    <style:style style:name="P20" style:family="paragraph" style:parent-style-name="Table_20_Contents">
      <style:text-properties style:font-name="Courier Prime" fo:font-size="10pt" officeooo:rsid="00203c53" officeooo:paragraph-rsid="002cb7e4" style:font-size-asian="10pt" style:font-size-complex="10pt"/>
    </style:style>
    <style:style style:name="P21" style:family="paragraph" style:parent-style-name="Table_20_Contents">
      <style:text-properties style:font-name="Courier Prime" fo:font-size="10pt" officeooo:rsid="002215fe" officeooo:paragraph-rsid="002215fe" style:font-size-asian="10pt" style:font-size-complex="10pt"/>
    </style:style>
    <style:style style:name="P22" style:family="paragraph" style:parent-style-name="Table_20_Contents">
      <style:text-properties style:font-name="Courier Prime" fo:font-size="10pt" officeooo:rsid="001bab54" officeooo:paragraph-rsid="002af4ae" style:font-size-asian="10pt" style:font-size-complex="10pt"/>
    </style:style>
    <style:style style:name="P23" style:family="paragraph" style:parent-style-name="Table_20_Contents">
      <style:text-properties style:font-name="Courier Prime" fo:font-size="10pt" officeooo:rsid="001083c4" officeooo:paragraph-rsid="002b3161" style:font-size-asian="10pt" style:font-size-complex="10pt"/>
    </style:style>
    <style:style style:name="P24" style:family="paragraph" style:parent-style-name="Table_20_Contents">
      <style:text-properties style:font-name="Courier Prime" fo:font-size="10pt" officeooo:rsid="001d8be5" officeooo:paragraph-rsid="002b3161" style:font-size-asian="10pt" style:font-size-complex="10pt"/>
    </style:style>
    <style:style style:name="P25" style:family="paragraph" style:parent-style-name="Table_20_Contents">
      <style:text-properties style:font-name="Courier Prime" fo:font-size="10pt" officeooo:rsid="0017cac9" officeooo:paragraph-rsid="002b3161" style:font-size-asian="10pt" style:font-size-complex="10pt"/>
    </style:style>
    <style:style style:name="P26" style:family="paragraph" style:parent-style-name="Table_20_Contents">
      <style:text-properties style:font-name="Courier Prime" fo:font-size="10pt" officeooo:rsid="0017cac9" officeooo:paragraph-rsid="002cb7e4" style:font-size-asian="10pt" style:font-size-complex="10pt"/>
    </style:style>
    <style:style style:name="P27" style:family="paragraph" style:parent-style-name="Table_20_Contents">
      <style:text-properties style:font-name="Courier Prime" fo:font-size="10pt" officeooo:rsid="001237c0" officeooo:paragraph-rsid="002b3161" style:font-size-asian="10pt" style:font-size-complex="10pt"/>
    </style:style>
    <style:style style:name="P28" style:family="paragraph" style:parent-style-name="Table_20_Contents">
      <style:text-properties style:font-name="Courier Prime" fo:font-size="10pt" officeooo:rsid="001e5177" officeooo:paragraph-rsid="002b3161" style:font-size-asian="10pt" style:font-size-complex="10pt"/>
    </style:style>
    <style:style style:name="P29" style:family="paragraph" style:parent-style-name="Table_20_Contents">
      <style:text-properties style:font-name="Courier Prime" fo:font-size="10pt" officeooo:rsid="0019bd9a" officeooo:paragraph-rsid="002b3161" style:font-size-asian="10pt" style:font-size-complex="10pt"/>
    </style:style>
    <style:style style:name="P30" style:family="paragraph" style:parent-style-name="Table_20_Contents">
      <style:text-properties style:font-name="Courier Prime" fo:font-size="10pt" officeooo:rsid="001abad3" officeooo:paragraph-rsid="002b3161" style:font-size-asian="10pt" style:font-size-complex="10pt"/>
    </style:style>
    <style:style style:name="P31" style:family="paragraph" style:parent-style-name="Table_20_Contents">
      <style:text-properties style:font-name="Courier Prime" fo:font-size="10pt" officeooo:rsid="0012da7e" officeooo:paragraph-rsid="002b3161" style:font-size-asian="10pt" style:font-size-complex="10pt"/>
    </style:style>
    <style:style style:name="P32" style:family="paragraph" style:parent-style-name="Table_20_Contents">
      <style:text-properties style:font-name="Courier Prime" fo:font-size="10pt" officeooo:rsid="001cc72b" officeooo:paragraph-rsid="002b3161" style:font-size-asian="10pt" style:font-size-complex="10pt"/>
    </style:style>
    <style:style style:name="P33" style:family="paragraph" style:parent-style-name="Table_20_Contents">
      <style:text-properties style:font-name="Courier Prime" fo:font-size="10pt" officeooo:rsid="001c7bcb" officeooo:paragraph-rsid="002b3161" style:font-size-asian="10pt" style:font-size-complex="10pt"/>
    </style:style>
    <style:style style:name="P34" style:family="paragraph" style:parent-style-name="Table_20_Contents">
      <style:text-properties style:font-name="Courier Prime" fo:font-size="10pt" officeooo:rsid="0024099b" officeooo:paragraph-rsid="002cb7e4" style:font-size-asian="10pt" style:font-size-complex="10pt"/>
    </style:style>
    <style:style style:name="P35" style:family="paragraph" style:parent-style-name="Table_20_Contents">
      <style:text-properties style:font-name="Courier Prime" fo:font-size="10pt" officeooo:rsid="0014330d" officeooo:paragraph-rsid="002cb7e4" style:font-size-asian="10pt" style:font-size-complex="10pt"/>
    </style:style>
    <style:style style:name="P36" style:family="paragraph" style:parent-style-name="Table_20_Contents">
      <style:text-properties style:font-name="Courier Prime" fo:font-size="10pt" officeooo:rsid="0022c5ac" officeooo:paragraph-rsid="002cb7e4" style:font-size-asian="10pt" style:font-size-complex="10pt"/>
    </style:style>
    <style:style style:name="P37" style:family="paragraph" style:parent-style-name="Table_20_Contents">
      <style:text-properties style:font-name="Courier Prime" fo:font-size="10pt" officeooo:rsid="003153a9" officeooo:paragraph-rsid="003153a9" style:font-size-asian="10pt" style:font-size-complex="10pt"/>
    </style:style>
    <style:style style:name="P38" style:family="paragraph" style:parent-style-name="Table_20_Contents">
      <style:text-properties style:font-name="Courier Prime" fo:font-size="10pt" officeooo:rsid="00431be9" officeooo:paragraph-rsid="00460cf5" style:font-size-asian="10pt" style:font-size-complex="10pt"/>
    </style:style>
    <style:style style:name="P39" style:family="paragraph" style:parent-style-name="Table_20_Contents">
      <style:text-properties style:font-name="Courier Prime" fo:font-size="13pt" officeooo:rsid="001083c4" officeooo:paragraph-rsid="002b3161" style:font-size-asian="13pt" style:font-size-complex="13pt"/>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3" style:family="paragraph" style:parent-style-name="Table_20_Contents">
      <style:text-properties officeooo:paragraph-rsid="002b3161"/>
    </style:style>
    <style:style style:name="P44" style:family="paragraph" style:parent-style-name="Table_20_Contents">
      <style:text-properties officeooo:paragraph-rsid="002cb7e4"/>
    </style:style>
    <style:style style:name="P45" style:family="paragraph" style:parent-style-name="Table_20_Contents">
      <style:text-properties officeooo:paragraph-rsid="002f5f1c"/>
    </style:style>
    <style:style style:name="P46" style:family="paragraph" style:parent-style-name="Table_20_Contents">
      <style:text-properties fo:font-weight="bold" officeooo:paragraph-rsid="002b3161" style:font-weight-asian="bold" style:font-weight-complex="bold"/>
    </style:style>
    <style:style style:name="P47" style:family="paragraph" style:parent-style-name="Table_20_Contents">
      <style:paragraph-properties fo:text-align="center" style:justify-single-word="false"/>
      <style:text-properties officeooo:paragraph-rsid="002215fe"/>
    </style:style>
    <style:style style:name="P48" style:family="paragraph" style:parent-style-name="Standard">
      <style:text-properties style:font-name="Courier Prime" officeooo:rsid="0028380f" officeooo:paragraph-rsid="002af4ae"/>
    </style:style>
    <style:style style:name="P49" style:family="paragraph" style:parent-style-name="Standard">
      <style:text-properties style:font-name="Courier Prime" officeooo:rsid="002af4ae" officeooo:paragraph-rsid="002c8c82"/>
    </style:style>
    <style:style style:name="P50" style:family="paragraph" style:parent-style-name="Standard">
      <style:text-properties style:font-name="Courier Prime" fo:font-size="6pt" officeooo:rsid="0028380f" officeooo:paragraph-rsid="002af4ae" style:font-size-asian="5.25pt" style:font-size-complex="6pt"/>
    </style:style>
    <style:style style:name="P51" style:family="paragraph" style:parent-style-name="Standard">
      <style:text-properties style:font-name="Courier Prime" fo:font-weight="normal" officeooo:rsid="002b7460" officeooo:paragraph-rsid="002c8c82" style:font-weight-asian="normal" style:font-weight-complex="normal"/>
    </style:style>
    <style:style style:name="P52" style:family="paragraph" style:parent-style-name="Standard">
      <style:text-properties style:font-name="Courier Prime" fo:font-weight="normal" officeooo:rsid="0039d45c" officeooo:paragraph-rsid="0039d45c" style:font-weight-asian="normal" style:font-weight-complex="normal"/>
    </style:style>
    <style:style style:name="P53" style:family="paragraph" style:parent-style-name="Standard">
      <style:text-properties style:font-name="Courier Prime" fo:font-size="10pt" officeooo:rsid="002af4ae" officeooo:paragraph-rsid="002af4ae" style:font-size-asian="10pt" style:font-size-complex="10pt"/>
    </style:style>
    <style:style style:name="P54"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55" style:family="paragraph" style:parent-style-name="Standard">
      <style:paragraph-properties fo:text-align="center" style:justify-single-word="false"/>
      <style:text-properties officeooo:paragraph-rsid="002af4ae"/>
    </style:style>
    <style:style style:name="P56" style:family="paragraph" style:parent-style-name="Standard">
      <style:text-properties officeooo:paragraph-rsid="002af4ae"/>
    </style:style>
    <style:style style:name="P57" style:family="paragraph" style:parent-style-name="Standard">
      <style:text-properties officeooo:rsid="000ea4c6" officeooo:paragraph-rsid="002af4ae"/>
    </style:style>
    <style:style style:name="P58" style:family="paragraph" style:parent-style-name="Standard">
      <style:text-properties officeooo:rsid="000ea4c6" officeooo:paragraph-rsid="002b3161"/>
    </style:style>
    <style:style style:name="P59" style:family="paragraph" style:parent-style-name="Standard">
      <style:text-properties officeooo:rsid="000ea4c6" officeooo:paragraph-rsid="002cb7e4"/>
    </style:style>
    <style:style style:name="P60" style:family="paragraph" style:parent-style-name="Standard">
      <style:text-properties officeooo:rsid="000ea4c6" officeooo:paragraph-rsid="002f5f1c"/>
    </style:style>
    <style:style style:name="P61" style:family="paragraph" style:parent-style-name="Standard">
      <style:text-properties officeooo:rsid="000ea4c6" officeooo:paragraph-rsid="003153a9"/>
    </style:style>
    <style:style style:name="P62" style:family="paragraph" style:parent-style-name="Standard">
      <style:text-properties officeooo:rsid="000ea4c6" officeooo:paragraph-rsid="00431be9"/>
    </style:style>
    <style:style style:name="P63" style:family="paragraph" style:parent-style-name="Standard">
      <style:text-properties officeooo:rsid="002e0144" officeooo:paragraph-rsid="0039d45c"/>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officeooo:rsid="0039d45c" officeooo:paragraph-rsid="0039d45c"/>
    </style:style>
    <style:style style:name="P66" style:family="paragraph" style:parent-style-name="Standard">
      <style:text-properties officeooo:paragraph-rsid="002e0144"/>
    </style:style>
    <style:style style:name="P67" style:family="paragraph" style:parent-style-name="Title">
      <style:paragraph-properties fo:text-align="center" style:justify-single-word="false"/>
      <style:text-properties officeooo:paragraph-rsid="002af4ae"/>
    </style:style>
    <style:style style:name="P68" style:family="paragraph" style:parent-style-name="Contents_20_2">
      <style:paragraph-properties>
        <style:tab-stops>
          <style:tab-stop style:position="17.09cm" style:type="right" style:leader-style="dotted" style:leader-text="."/>
        </style:tab-stops>
      </style:paragraph-properties>
    </style:style>
    <style:style style:name="P69" style:family="paragraph" style:parent-style-name="Contents_20_3">
      <style:paragraph-properties>
        <style:tab-stops>
          <style:tab-stop style:position="16.591cm" style:type="right"/>
        </style:tab-stops>
      </style:paragraph-properties>
    </style:style>
    <style:style style:name="P70" style:family="paragraph" style:parent-style-name="Contents_20_2">
      <style:paragraph-properties>
        <style:tab-stops>
          <style:tab-stop style:position="17.09cm" style:type="right" style:leader-style="dotted" style:leader-text="."/>
        </style:tab-stops>
      </style:paragraph-properties>
    </style:style>
    <style:style style:name="P71" style:family="paragraph" style:parent-style-name="Contents_20_3">
      <style:paragraph-properties>
        <style:tab-stops>
          <style:tab-stop style:position="16.591cm" style:type="right"/>
        </style:tab-stops>
      </style:paragraph-properties>
    </style:style>
    <style:style style:name="P72" style:family="paragraph" style:parent-style-name="Heading_20_2">
      <style:text-properties officeooo:paragraph-rsid="0039d45c"/>
    </style:style>
    <style:style style:name="P73"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74" style:family="paragraph" style:parent-style-name="Heading_20_3">
      <style:text-properties fo:font-size="13pt" style:font-size-asian="13pt" style:font-size-complex="13pt"/>
    </style:style>
    <style:style style:name="P75" style:family="paragraph" style:parent-style-name="Heading_20_3">
      <style:text-properties officeooo:paragraph-rsid="00431be9"/>
    </style:style>
    <style:style style:name="P76" style:family="paragraph" style:parent-style-name="Standard">
      <style:text-properties officeooo:paragraph-rsid="0039d45c"/>
    </style:style>
    <style:style style:name="P77" style:family="paragraph" style:parent-style-name="Standard">
      <style:text-properties officeooo:paragraph-rsid="0047d26a"/>
    </style:style>
    <style:style style:name="P78" style:family="paragraph" style:parent-style-name="Standard">
      <style:text-properties officeooo:rsid="000ea4c6" officeooo:paragraph-rsid="002b3161"/>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29" style:family="text">
      <style:text-properties style:font-name="Courier Prime" fo:font-size="10pt" officeooo:rsid="001696c6" style:font-size-asian="10pt" style:font-size-complex="10pt"/>
    </style:style>
    <style:style style:name="T30" style:family="text">
      <style:text-properties style:font-name="Courier Prime" fo:font-size="10pt" officeooo:rsid="0017cac9" style:font-size-asian="10pt" style:font-size-complex="10pt"/>
    </style:style>
    <style:style style:name="T31" style:family="text">
      <style:text-properties style:font-name="Courier Prime" fo:font-size="10pt" officeooo:rsid="0019bd9a" style:font-size-asian="10pt" style:font-size-complex="10pt"/>
    </style:style>
    <style:style style:name="T32" style:family="text">
      <style:text-properties style:font-name="Courier Prime" fo:font-size="10pt" officeooo:rsid="001cc72b" style:font-size-asian="10pt" style:font-size-complex="10pt"/>
    </style:style>
    <style:style style:name="T33" style:family="text">
      <style:text-properties style:font-name="Courier Prime" fo:font-size="10pt" officeooo:rsid="0012da7e" style:font-size-asian="10pt" style:font-size-complex="10pt"/>
    </style:style>
    <style:style style:name="T34" style:family="text">
      <style:text-properties style:font-name="Courier Prime" fo:font-size="10pt" officeooo:rsid="00292b55" style:font-size-asian="10pt" style:font-size-complex="10pt"/>
    </style:style>
    <style:style style:name="T35" style:family="text">
      <style:text-properties style:font-name="Courier Prime" fo:font-size="10pt" officeooo:rsid="002b3161" style:font-size-asian="10pt" style:font-size-complex="10pt"/>
    </style:style>
    <style:style style:name="T36" style:family="text">
      <style:text-properties style:font-name="Courier Prime" fo:font-size="10pt" officeooo:rsid="002f5f1c" style:font-size-asian="10pt" style:font-size-complex="10pt"/>
    </style:style>
    <style:style style:name="T37" style:family="text">
      <style:text-properties style:font-name="Courier Prime" fo:font-size="10pt" officeooo:rsid="003131ea" style:font-size-asian="10pt" style:font-size-complex="10pt"/>
    </style:style>
    <style:style style:name="T38" style:family="text">
      <style:text-properties style:font-name="Courier Prime" fo:font-size="10pt" officeooo:rsid="002159ae" style:font-size-asian="10pt" style:font-size-complex="10pt"/>
    </style:style>
    <style:style style:name="T39" style:family="text">
      <style:text-properties style:font-name="Courier Prime" fo:font-size="10pt" officeooo:rsid="003336e7" style:font-size-asian="10pt" style:font-size-complex="10pt"/>
    </style:style>
    <style:style style:name="T40" style:family="text">
      <style:text-properties style:font-name="Courier Prime" fo:font-size="10pt" officeooo:rsid="0035ea65" style:font-size-asian="10pt" style:font-size-complex="10pt"/>
    </style:style>
    <style:style style:name="T41" style:family="text">
      <style:text-properties style:font-name="Courier Prime" fo:font-size="10pt" officeooo:rsid="003c721c" style:font-size-asian="10pt" style:font-size-complex="10pt"/>
    </style:style>
    <style:style style:name="T42" style:family="text">
      <style:text-properties style:font-name="Courier Prime" fo:font-size="10pt" fo:font-style="italic" officeooo:rsid="002b3161" style:font-size-asian="10pt" style:font-style-asian="italic" style:font-size-complex="10pt" style:font-style-complex="italic"/>
    </style:style>
    <style:style style:name="T43" style:family="text">
      <style:text-properties style:font-name="Courier Prime" fo:font-size="10pt" fo:font-style="italic" officeooo:rsid="002f5f1c" style:font-size-asian="10pt" style:font-style-asian="italic" style:font-size-complex="10pt" style:font-style-complex="italic"/>
    </style:style>
    <style:style style:name="T44" style:family="text">
      <style:text-properties style:font-name="Courier Prime" fo:font-size="10pt" fo:font-style="italic" officeooo:rsid="003c721c" style:font-size-asian="10pt" style:font-style-asian="italic" style:font-size-complex="10pt" style:font-style-complex="italic"/>
    </style:style>
    <style:style style:name="T45" style:family="text">
      <style:text-properties style:font-name="Courier Prime" fo:font-size="10pt" fo:font-style="normal" officeooo:rsid="002b3161" style:font-size-asian="10pt" style:font-style-asian="normal" style:font-size-complex="10pt" style:font-style-complex="normal"/>
    </style:style>
    <style:style style:name="T46" style:family="text">
      <style:text-properties style:font-name="Courier Prime" fo:font-size="10pt" fo:font-style="normal" officeooo:rsid="002f5f1c" style:font-size-asian="10pt" style:font-style-asian="normal" style:font-size-complex="10pt" style:font-style-complex="normal"/>
    </style:style>
    <style:style style:name="T47" style:family="text">
      <style:text-properties style:font-name="Courier Prime" fo:font-size="10pt" fo:font-style="normal" officeooo:rsid="003c721c" style:font-size-asian="10pt" style:font-style-asian="normal" style:font-size-complex="10pt" style:font-style-complex="normal"/>
    </style:style>
    <style:style style:name="T48" style:family="text">
      <style:text-properties style:font-name="Courier Prime" fo:font-size="10pt" fo:font-weight="bold" officeooo:rsid="002f5f1c" style:font-size-asian="10pt" style:font-weight-asian="bold" style:font-size-complex="10pt" style:font-weight-complex="bold"/>
    </style:style>
    <style:style style:name="T49" style:family="text">
      <style:text-properties style:font-name="Courier Prime" fo:font-size="10pt" fo:font-weight="bold" officeooo:rsid="0035ea65" style:font-size-asian="10pt" style:font-weight-asian="bold" style:font-size-complex="10pt" style:font-weight-complex="bold"/>
    </style:style>
    <style:style style:name="T50" style:family="text">
      <style:text-properties style:font-name="Courier Prime" fo:font-size="10pt" fo:font-weight="bold" officeooo:rsid="00364384" style:font-size-asian="10pt" style:font-weight-asian="bold" style:font-size-complex="10pt" style:font-weight-complex="bold"/>
    </style:style>
    <style:style style:name="T51" style:family="text">
      <style:text-properties style:font-name="Courier Prime" fo:font-size="10pt" fo:font-weight="bold" officeooo:rsid="003fbfe7" style:font-size-asian="10pt" style:font-weight-asian="bold" style:font-size-complex="10pt" style:font-weight-complex="bold"/>
    </style:style>
    <style:style style:name="T52" style:family="text">
      <style:text-properties style:font-name="Courier Prime" fo:font-size="10pt" fo:font-weight="bold" officeooo:rsid="00460cf5" style:font-size-asian="10pt" style:font-weight-asian="bold" style:font-size-complex="10pt" style:font-weight-complex="bold"/>
    </style:style>
    <style:style style:name="T53" style:family="text">
      <style:text-properties style:font-name="Courier Prime" fo:font-size="10pt" fo:font-weight="normal" officeooo:rsid="0035ea65" style:font-size-asian="10pt" style:font-weight-asian="normal" style:font-size-complex="10pt" style:font-weight-complex="normal"/>
    </style:style>
    <style:style style:name="T54" style:family="text">
      <style:text-properties style:font-name="Courier Prime" fo:font-size="10pt" fo:font-weight="normal" officeooo:rsid="00364384" style:font-size-asian="10pt" style:font-weight-asian="normal" style:font-size-complex="10pt" style:font-weight-complex="normal"/>
    </style:style>
    <style:style style:name="T55" style:family="text">
      <style:text-properties style:font-name="Courier Prime" fo:font-size="10pt" fo:font-weight="normal" officeooo:rsid="0037cde3" style:font-size-asian="10pt" style:font-weight-asian="normal" style:font-size-complex="10pt" style:font-weight-complex="normal"/>
    </style:style>
    <style:style style:name="T56" style:family="text">
      <style:text-properties style:font-name="Courier Prime" fo:font-size="10pt" fo:font-weight="normal" officeooo:rsid="003fbfe7" style:font-size-asian="10pt" style:font-weight-asian="normal" style:font-size-complex="10pt" style:font-weight-complex="normal"/>
    </style:style>
    <style:style style:name="T57" style:family="text">
      <style:text-properties style:font-name="Courier Prime" fo:font-size="10pt" fo:font-weight="normal" officeooo:rsid="00460cf5" style:font-size-asian="10pt" style:font-weight-asian="normal" style:font-size-complex="10pt" style:font-weight-complex="normal"/>
    </style:style>
    <style:style style:name="T58" style:family="text">
      <style:text-properties style:font-name="Courier Prime" officeooo:rsid="002af4ae"/>
    </style:style>
    <style:style style:name="T59" style:family="text">
      <style:text-properties style:font-name="Courier Prime" fo:font-style="italic" officeooo:rsid="002e0144" style:font-style-asian="italic" style:font-style-complex="italic"/>
    </style:style>
    <style:style style:name="T60" style:family="text">
      <style:text-properties style:font-name="Courier Prime" fo:font-style="italic" fo:font-weight="normal" style:font-style-asian="italic" style:font-weight-asian="normal" style:font-style-complex="italic" style:font-weight-complex="normal"/>
    </style:style>
    <style:style style:name="T61" style:family="text">
      <style:text-properties style:font-name="Courier Prime" fo:font-style="italic" fo:font-weight="normal" officeooo:rsid="0039d45c" style:font-style-asian="italic" style:font-weight-asian="normal" style:font-style-complex="italic" style:font-weight-complex="normal"/>
    </style:style>
    <style:style style:name="T62" style:family="text">
      <style:text-properties style:font-name="Courier Prime" fo:font-style="italic" fo:font-weight="normal" officeooo:rsid="0047d26a" style:font-style-asian="italic" style:font-weight-asian="normal" style:font-style-complex="italic" style:font-weight-complex="normal"/>
    </style:style>
    <style:style style:name="T63" style:family="text">
      <style:text-properties style:font-name="Courier Prime" fo:font-style="normal" officeooo:rsid="002e0144" style:font-style-asian="normal" style:font-style-complex="normal"/>
    </style:style>
    <style:style style:name="T64" style:family="text">
      <style:text-properties style:font-name="Courier Prime" fo:font-style="normal" fo:font-weight="bold" style:font-style-asian="normal" style:font-weight-asian="bold" style:font-style-complex="normal" style:font-weight-complex="bold"/>
    </style:style>
    <style:style style:name="T65" style:family="text">
      <style:text-properties style:font-name="Courier Prime" fo:font-style="normal" fo:font-weight="bold" officeooo:rsid="0039d45c" style:font-style-asian="normal" style:font-weight-asian="bold" style:font-style-complex="normal" style:font-weight-complex="bold"/>
    </style:style>
    <style:style style:name="T66" style:family="text">
      <style:text-properties style:font-name="Courier Prime" fo:font-style="normal" fo:font-weight="bold" officeooo:rsid="002e0144" style:font-style-asian="normal" style:font-weight-asian="bold" style:font-style-complex="normal" style:font-weight-complex="bold"/>
    </style:style>
    <style:style style:name="T67" style:family="text">
      <style:text-properties style:font-name="Courier Prime" fo:font-style="normal" fo:font-weight="bold" officeooo:rsid="004315fc" style:font-style-asian="normal" style:font-weight-asian="bold" style:font-style-complex="normal" style:font-weight-complex="bold"/>
    </style:style>
    <style:style style:name="T68" style:family="text">
      <style:text-properties style:font-name="Courier Prime" fo:font-style="normal" fo:font-weight="bold" officeooo:rsid="0047d26a" style:font-style-asian="normal" style:font-weight-asian="bold" style:font-style-complex="normal" style:font-weight-complex="bold"/>
    </style:style>
    <style:style style:name="T69" style:family="text">
      <style:text-properties style:font-name="Courier Prime" fo:font-style="normal" fo:font-weight="normal" style:font-style-asian="normal" style:font-weight-asian="normal" style:font-style-complex="normal" style:font-weight-complex="normal"/>
    </style:style>
    <style:style style:name="T70" style:family="text">
      <style:text-properties style:font-name="Courier Prime" fo:font-style="normal" fo:font-weight="normal" officeooo:rsid="003e9425" style:font-style-asian="normal" style:font-weight-asian="normal" style:font-style-complex="normal" style:font-weight-complex="normal"/>
    </style:style>
    <style:style style:name="T71" style:family="text">
      <style:text-properties style:font-name="Courier Prime" fo:font-style="normal" fo:font-weight="normal" officeooo:rsid="003ebc81" style:font-style-asian="normal" style:font-weight-asian="normal" style:font-style-complex="normal" style:font-weight-complex="normal"/>
    </style:style>
    <style:style style:name="T72" style:family="text">
      <style:text-properties style:font-name="Courier Prime" fo:font-style="normal" fo:font-weight="normal" officeooo:rsid="0039d45c" style:font-style-asian="normal" style:font-weight-asian="normal" style:font-style-complex="normal" style:font-weight-complex="normal"/>
    </style:style>
    <style:style style:name="T73" style:family="text">
      <style:text-properties style:font-name="Courier Prime" fo:font-style="normal" fo:font-weight="normal" officeooo:rsid="004315fc" style:font-style-asian="normal" style:font-weight-asian="normal" style:font-style-complex="normal" style:font-weight-complex="normal"/>
    </style:style>
    <style:style style:name="T74" style:family="text">
      <style:text-properties style:font-name="Courier Prime" fo:font-style="normal" fo:font-weight="normal" officeooo:rsid="002e0144" style:font-style-asian="normal" style:font-weight-asian="normal" style:font-style-complex="normal" style:font-weight-complex="normal"/>
    </style:style>
    <style:style style:name="T75" style:family="text">
      <style:text-properties style:font-name="Courier Prime" fo:font-style="normal" fo:font-weight="normal" officeooo:rsid="002af4ae" style:font-style-asian="normal" style:font-weight-asian="normal" style:font-style-complex="normal" style:font-weight-complex="normal"/>
    </style:style>
    <style:style style:name="T76" style:family="text">
      <style:text-properties style:font-name="Courier Prime" fo:font-style="normal" fo:font-weight="normal" officeooo:rsid="0047d26a" style:font-style-asian="normal" style:font-weight-asian="normal" style:font-style-complex="normal" style:font-weight-complex="normal"/>
    </style:style>
    <style:style style:name="T77" style:family="text">
      <style:text-properties style:font-name="Courier Prime" fo:font-size="9pt" fo:font-weight="bold" officeooo:rsid="003153a9" style:font-size-asian="9pt" style:font-weight-asian="bold" style:font-size-complex="9pt" style:font-weight-complex="bold"/>
    </style:style>
    <style:style style:name="T78" style:family="text">
      <style:text-properties style:font-name="Courier Prime" officeooo:rsid="003153a9"/>
    </style:style>
    <style:style style:name="T79" style:family="text">
      <style:text-properties style:font-name="Courier Prime" officeooo:rsid="0039d45c"/>
    </style:style>
    <style:style style:name="T80" style:family="text">
      <style:text-properties style:font-name="Courier Prime" fo:font-weight="bold" officeooo:rsid="0039d45c" style:font-weight-asian="bold" style:font-weight-complex="bold"/>
    </style:style>
    <style:style style:name="T81" style:family="text">
      <style:text-properties style:font-name="Courier Prime" fo:font-weight="normal" style:font-weight-asian="normal" style:font-weight-complex="normal"/>
    </style:style>
    <style:style style:name="T82" style:family="text">
      <style:text-properties style:font-name="Courier Prime" fo:font-weight="normal" officeooo:rsid="0039d45c" style:font-weight-asian="normal" style:font-weight-complex="normal"/>
    </style:style>
    <style:style style:name="T83" style:family="text">
      <style:text-properties style:font-name="Courier Prime" officeooo:rsid="002e0144"/>
    </style:style>
    <style:style style:name="T84" style:family="text">
      <style:text-properties officeooo:rsid="0019bd9a"/>
    </style:style>
    <style:style style:name="T85" style:family="text">
      <style:text-properties fo:font-style="italic" style:font-style-asian="italic" style:font-style-complex="italic"/>
    </style:style>
    <style:style style:name="T86" style:family="text">
      <style:text-properties fo:font-style="normal" style:font-style-asian="normal" style:font-style-complex="normal"/>
    </style:style>
    <style:style style:name="T87" style:family="text">
      <style:text-properties officeooo:rsid="0028380f"/>
    </style:style>
    <style:style style:name="T88" style:family="text">
      <style:text-properties fo:font-size="9pt" style:font-size-asian="9pt" style:font-size-complex="9pt"/>
    </style:style>
    <style:style style:name="T89" style:family="text">
      <style:text-properties fo:font-size="9pt" fo:font-weight="bold" officeooo:rsid="000ea4c6" style:font-size-asian="9pt" style:font-weight-asian="bold" style:font-size-complex="9pt" style:font-weight-complex="bold"/>
    </style:style>
    <style:style style:name="T90" style:family="text">
      <style:text-properties officeooo:rsid="002af4ae"/>
    </style:style>
    <style:style style:name="T91" style:family="text">
      <style:text-properties fo:font-size="22pt" style:font-size-asian="22pt" style:font-size-complex="22pt"/>
    </style:style>
    <style:style style:name="T92"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93"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94" style:family="text">
      <style:text-properties fo:font-weight="bold" officeooo:rsid="002b3161" style:font-weight-asian="bold" style:font-weight-complex="bold"/>
    </style:style>
    <style:style style:name="T95" style:family="text">
      <style:text-properties fo:font-weight="bold" officeooo:rsid="00460cf5" style:font-weight-asian="bold" style:font-weight-complex="bold"/>
    </style:style>
    <style:style style:name="T96" style:family="text">
      <style:text-properties officeooo:rsid="002b3161"/>
    </style:style>
    <style:style style:name="T97" style:family="text">
      <style:text-properties fo:font-weight="normal" officeooo:rsid="002b3161" style:font-weight-asian="normal" style:font-weight-complex="normal"/>
    </style:style>
    <style:style style:name="T98" style:family="text">
      <style:text-properties fo:font-weight="normal" officeooo:rsid="002b7460" style:font-weight-asian="normal" style:font-weight-complex="normal"/>
    </style:style>
    <style:style style:name="T99" style:family="text">
      <style:text-properties fo:font-weight="normal" officeooo:rsid="00460cf5" style:font-weight-asian="normal" style:font-weight-complex="normal"/>
    </style:style>
    <style:style style:name="T100" style:family="text">
      <style:text-properties officeooo:rsid="002c8c82"/>
    </style:style>
    <style:style style:name="T101" style:family="text">
      <style:text-properties officeooo:rsid="002f5f1c"/>
    </style:style>
    <style:style style:name="T102" style:family="text">
      <style:text-properties officeooo:rsid="0039d45c"/>
    </style:style>
    <style:style style:name="T103" style:family="text">
      <style:text-properties officeooo:rsid="002e0144"/>
    </style:style>
    <style:style style:name="T104" style:family="text">
      <style:text-properties officeooo:rsid="0047d26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able:table table:name="Table33" table:style-name="Table33">
        <table:table-column table:style-name="Table33.A"/>
        <table:table-row>
          <table:table-cell table:style-name="Table33.A1" office:value-type="string">
            <text:p text:style-name="P56"/>
            <table:table table:name="Table32" table:style-name="Table32">
              <table:table-column table:style-name="Table32.A"/>
              <table:table-column table:style-name="Table32.B"/>
              <table:table-row table:style-name="Table32.1">
                <table:table-cell table:style-name="Table32.A1" office:value-type="string">
                  <text:p text:style-name="P40"><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67"><text:span text:style-name="T91">Ərk </text:span><text:span text:style-name="T92">Commands</text:span></text:p>
                  <text:p text:style-name="P55">Ərk IRC Client <text:span text:style-name="T90">Commands Documentation</text:span></text:p>
                  <text:p text:style-name="P41"/>
                  <text:p text:style-name="P41"><text:a xlink:type="simple" xlink:href="https://github.com/nutjob-laboratories/erk" text:style-name="Internet_20_link" text:visited-style-name="Visited_20_Internet_20_Link"><text:span text:style-name="T88">https://github.com/nutjob-laboratories/erk</text:span></text:a></text:p>
                  <text:p text:style-name="P41"><text:a xlink:type="simple" xlink:href="https://github.com/nutjob-laboratories/erk-plugins" text:style-name="Internet_20_link" text:visited-style-name="Visited_20_Internet_20_Link"><text:span text:style-name="T88">https://github.com/nutjob-laboratories/erk-plugins</text:span></text:a></text:p>
                </table:table-cell>
              </table:table-row>
            </table:table>
            <text:p text:style-name="P48"/>
          </table:table-cell>
        </table:table-row>
        <table:table-row>
          <table:table-cell table:style-name="Table33.A1" office:value-type="string">
            <text:p text:style-name="P42">Version 0.830</text:p>
          </table:table-cell>
        </table:table-row>
      </table:table>
      <text:p text:style-name="P48"/>
      <text:p text:style-name="P53">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5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_Toc5915_2104972600" text:style-name="Index_20_Link" text:visited-style-name="Index_20_Link">Connection Scripts and “Callable” Scripts<text:tab/>2</text:a></text:p>
          <text:p text:style-name="P70"><text:a xlink:type="simple" xlink:href="#__RefHeading___Toc149_2973958994" text:style-name="Index_20_Link" text:visited-style-name="Index_20_Link">IRC Commands<text:tab/>3</text:a></text:p>
          <text:p text:style-name="P71"><text:a xlink:type="simple" xlink:href="#__RefHeading___Toc5739_2104972600" text:style-name="Index_20_Link" text:visited-style-name="Index_20_Link">/away [MESSAGE...]<text:tab/>3</text:a></text:p>
          <text:p text:style-name="P71"><text:a xlink:type="simple" xlink:href="#__RefHeading___Toc5741_2104972600" text:style-name="Index_20_Link" text:visited-style-name="Index_20_Link">/back<text:tab/>3</text:a></text:p>
          <text:p text:style-name="P71"><text:a xlink:type="simple" xlink:href="#__RefHeading___Toc5743_2104972600" text:style-name="Index_20_Link" text:visited-style-name="Index_20_Link">/invite CHANNEL NICKNAME<text:tab/>3</text:a></text:p>
          <text:p text:style-name="P71"><text:a xlink:type="simple" xlink:href="#__RefHeading___Toc5745_2104972600" text:style-name="Index_20_Link" text:visited-style-name="Index_20_Link">/join CHANNEL [KEY]<text:tab/>3</text:a></text:p>
          <text:p text:style-name="P71"><text:a xlink:type="simple" xlink:href="#__RefHeading___Toc5747_2104972600" text:style-name="Index_20_Link" text:visited-style-name="Index_20_Link">/list [TERMS]<text:tab/>3</text:a></text:p>
          <text:p text:style-name="P71"><text:a xlink:type="simple" xlink:href="#__RefHeading___Toc5749_2104972600" text:style-name="Index_20_Link" text:visited-style-name="Index_20_Link">/me TEXT<text:tab/>3</text:a></text:p>
          <text:p text:style-name="P71"><text:a xlink:type="simple" xlink:href="#__RefHeading___Toc5751_2104972600" text:style-name="Index_20_Link" text:visited-style-name="Index_20_Link">/msg TARGET MESSAGE...<text:tab/>4</text:a></text:p>
          <text:p text:style-name="P71"><text:a xlink:type="simple" xlink:href="#__RefHeading___Toc5753_2104972600" text:style-name="Index_20_Link" text:visited-style-name="Index_20_Link">/nick NICKNAME<text:tab/>4</text:a></text:p>
          <text:p text:style-name="P71"><text:a xlink:type="simple" xlink:href="#__RefHeading___Toc5755_2104972600" text:style-name="Index_20_Link" text:visited-style-name="Index_20_Link">/notice TARGET MESSAGE...<text:tab/>4</text:a></text:p>
          <text:p text:style-name="P71"><text:a xlink:type="simple" xlink:href="#__RefHeading___Toc5757_2104972600" text:style-name="Index_20_Link" text:visited-style-name="Index_20_Link">/oper USERNAME PASSWORD<text:tab/>4</text:a></text:p>
          <text:p text:style-name="P71"><text:a xlink:type="simple" xlink:href="#__RefHeading___Toc5759_2104972600" text:style-name="Index_20_Link" text:visited-style-name="Index_20_Link">/part CHANNEL [MESSAGE]<text:tab/>4</text:a></text:p>
          <text:p text:style-name="P71"><text:a xlink:type="simple" xlink:href="#__RefHeading___Toc5761_2104972600" text:style-name="Index_20_Link" text:visited-style-name="Index_20_Link">/quit [MESSAGE...]<text:tab/>4</text:a></text:p>
          <text:p text:style-name="P71"><text:a xlink:type="simple" xlink:href="#__RefHeading___Toc5763_2104972600" text:style-name="Index_20_Link" text:visited-style-name="Index_20_Link">/send MESSAGE<text:tab/>4</text:a></text:p>
          <text:p text:style-name="P71"><text:a xlink:type="simple" xlink:href="#__RefHeading___Toc5765_2104972600" text:style-name="Index_20_Link" text:visited-style-name="Index_20_Link">/time [SERVER]<text:tab/>4</text:a></text:p>
          <text:p text:style-name="P71"><text:a xlink:type="simple" xlink:href="#__RefHeading___Toc5767_2104972600" text:style-name="Index_20_Link" text:visited-style-name="Index_20_Link">/topic CHANNEL TEXT...<text:tab/>5</text:a></text:p>
          <text:p text:style-name="P71"><text:a xlink:type="simple" xlink:href="#__RefHeading___Toc5769_2104972600" text:style-name="Index_20_Link" text:visited-style-name="Index_20_Link">/version SERVER [SERVER...]<text:tab/>5</text:a></text:p>
          <text:p text:style-name="P71"><text:a xlink:type="simple" xlink:href="#__RefHeading___Toc5771_2104972600" text:style-name="Index_20_Link" text:visited-style-name="Index_20_Link">/who TEXT<text:tab/>5</text:a></text:p>
          <text:p text:style-name="P71"><text:a xlink:type="simple" xlink:href="#__RefHeading___Toc5773_2104972600" text:style-name="Index_20_Link" text:visited-style-name="Index_20_Link">/whois NICKNAME<text:tab/>5</text:a></text:p>
          <text:p text:style-name="P71"><text:a xlink:type="simple" xlink:href="#__RefHeading___Toc5775_2104972600" text:style-name="Index_20_Link" text:visited-style-name="Index_20_Link">/whowas NICKNAME [MAXIMUM ENTRIES] [SERVER]<text:tab/>5</text:a></text:p>
          <text:p text:style-name="P70"><text:a xlink:type="simple" xlink:href="#__RefHeading___Toc1008_2104972600" text:style-name="Index_20_Link" text:visited-style-name="Index_20_Link">Scripting Commands<text:tab/>6</text:a></text:p>
          <text:p text:style-name="P71"><text:a xlink:type="simple" xlink:href="#__RefHeading___Toc5777_2104972600" text:style-name="Index_20_Link" text:visited-style-name="Index_20_Link">/alias NAME MESSAGE...<text:tab/>6</text:a></text:p>
          <text:p text:style-name="P71"><text:a xlink:type="simple" xlink:href="#__RefHeading___Toc5779_2104972600" text:style-name="Index_20_Link" text:visited-style-name="Index_20_Link">/argcount NUMBER MESSAGE...<text:tab/>6</text:a></text:p>
          <text:p text:style-name="P71"><text:a xlink:type="simple" xlink:href="#__RefHeading___Toc5781_2104972600" text:style-name="Index_20_Link" text:visited-style-name="Index_20_Link">/connect [SERVER] [PORT]<text:tab/>6</text:a></text:p>
          <text:p text:style-name="P71"><text:a xlink:type="simple" xlink:href="#__RefHeading___Toc5783_2104972600" text:style-name="Index_20_Link" text:visited-style-name="Index_20_Link">/exit<text:tab/>6</text:a></text:p>
          <text:p text:style-name="P71"><text:a xlink:type="simple" xlink:href="#__RefHeading___Toc5785_2104972600" text:style-name="Index_20_Link" text:visited-style-name="Index_20_Link">/help<text:tab/>6</text:a></text:p>
          <text:p text:style-name="P71"><text:a xlink:type="simple" xlink:href="#__RefHeading___Toc5787_2104972600" text:style-name="Index_20_Link" text:visited-style-name="Index_20_Link">/print MESSAGE...<text:tab/>7</text:a></text:p>
          <text:p text:style-name="P71"><text:a xlink:type="simple" xlink:href="#__RefHeading___Toc5789_2104972600" text:style-name="Index_20_Link" text:visited-style-name="Index_20_Link">/reconnect [SERVER] [PORT]<text:tab/>7</text:a></text:p>
          <text:p text:style-name="P71"><text:a xlink:type="simple" xlink:href="#__RefHeading___Toc5791_2104972600" text:style-name="Index_20_Link" text:visited-style-name="Index_20_Link">/refresh<text:tab/>7</text:a></text:p>
          <text:p text:style-name="P71"><text:a xlink:type="simple" xlink:href="#__RefHeading___Toc5793_2104972600" text:style-name="Index_20_Link" text:visited-style-name="Index_20_Link">/ressl [SERVER] [PORT]<text:tab/>7</text:a></text:p>
          <text:p text:style-name="P71"><text:a xlink:type="simple" xlink:href="#__RefHeading___Toc5795_2104972600" text:style-name="Index_20_Link" text:visited-style-name="Index_20_Link">/script FILENAME [ARGUMENT ...]<text:tab/>7</text:a></text:p>
          <text:p text:style-name="P71"><text:a xlink:type="simple" xlink:href="#__RefHeading___Toc5797_2104972600" text:style-name="Index_20_Link" text:visited-style-name="Index_20_Link">/settings<text:tab/>7</text:a></text:p>
          <text:p text:style-name="P71"><text:a xlink:type="simple" xlink:href="#__RefHeading___Toc5799_2104972600" text:style-name="Index_20_Link" text:visited-style-name="Index_20_Link">/ssl [SERVER] [PORT]<text:tab/>8</text:a></text:p>
          <text:p text:style-name="P71"><text:a xlink:type="simple" xlink:href="#__RefHeading___Toc5801_21049726001" text:style-name="Index_20_Link" text:visited-style-name="Index_20_Link">/style FILENAME<text:tab/>8</text:a></text:p>
          <text:p text:style-name="P71"><text:a xlink:type="simple" xlink:href="#__RefHeading___Toc5801_2104972600" text:style-name="Index_20_Link" text:visited-style-name="Index_20_Link">/switch [WINDOW NAME]<text:tab/>8</text:a></text:p>
          <text:p text:style-name="P71"><text:a xlink:type="simple" xlink:href="#__RefHeading___Toc5803_2104972600" text:style-name="Index_20_Link" text:visited-style-name="Index_20_Link">/wait TIME<text:tab/>8</text:a></text:p>
        </text:index-body>
      </text:table-of-content>
      <text:h text:style-name="P72" text:outline-level="2"><text:bookmark-start text:name="__RefHeading___Toc5915_2104972600"/><text:soft-page-break/>Connection Scripts and “Callable” Scripts<text:bookmark-end text:name="__RefHeading___Toc5915_2104972600"/></text:h>
      <text:p text:style-name="P63"><text:span text:style-name="T58">Ərk </text:span><text:span text:style-name="T79">uses two different kinds of scripts: connection scripts (which can be automatically executed upon connection to a server, and are set in the connection dialog) and “callable” scripts (scripts that are executed by the </text:span><text:span text:style-name="T80">/script</text:span><text:span text:style-name="T82"> command or the “Run Script” button on non-chat windows).</text:span></text:p>
      <text:p text:style-name="P52"/>
      <text:p text:style-name="P65"><text:span text:style-name="T81">Connection scripts are executed with </text:span><text:span text:style-name="T60">no</text:span><text:span text:style-name="T69"> arguments, and, thus, can’t use the </text:span><text:span text:style-name="T64">/argcount</text:span><text:span text:style-name="T69"> command (if this command is called, it is simply ignored). Other than that, they function just like other scripts.</text:span></text:p>
      <text:p text:style-name="P54"/>
      <text:p text:style-name="P76"><text:span text:style-name="T72">“Callable” scripts are executed with whatever arguments are passed to the </text:span><text:span text:style-name="T65">/script</text:span><text:span text:style-name="T72"> command; </text:span><text:span text:style-name="T70">scripts executed with </text:span><text:span text:style-name="T72">the “Run Script” </text:span><text:span text:style-name="T70">button</text:span><text:span text:style-name="T72"> are executed with no arguments (calls to </text:span><text:span text:style-name="T65">/argcount</text:span><text:span text:style-name="T72"> </text:span><text:span text:style-name="T61">will</text:span><text:span text:style-name="T72"> be executed, however, any script using the command to look for </text:span><text:span text:style-name="T71">anything other</text:span><text:span text:style-name="T72"> than zero (0) arguments will stop execution).</text:span></text:p>
      <text:p text:style-name="P76"><text:span text:style-name="T72"/></text:p>
      <text:p text:style-name="P77"><text:span text:style-name="T75">Ərk </text:span><text:span text:style-name="T76">scripts have the “.erk” file extension. When using the </text:span><text:span text:style-name="T68">/script</text:span><text:span text:style-name="T76"> command, the file extension does </text:span><text:span text:style-name="T62">not</text:span><text:span text:style-name="T76"> have to be included; when looking for the file, </text:span><text:span text:style-name="T75">Ərk </text:span><text:span text:style-name="T76">will append the file extension if necessary.</text:span></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p text:style-name="P77"><text:span text:style-name="T76"/></text:p>
      <text:h text:style-name="Heading_20_2" text:outline-level="2"><text:bookmark-start text:name="__RefHeading___Toc149_2973958994"/><text:soft-page-break/>IRC Commands<text:bookmark-end text:name="__RefHeading___Toc149_2973958994"/></text:h>
      <text:p text:style-name="P49">The majority of the <text:span text:style-name="T100">available </text:span>commands are for controlling the IRC connection (for examp<text:span text:style-name="T100">l</text:span>e, joining and leaving channels, sending chat messages, etc). Three commands <text:span text:style-name="T96">(</text:span><text:span text:style-name="T94">/invite</text:span><text:span text:style-name="T96">, </text:span><text:span text:style-name="T94">/part</text:span><text:span text:style-name="T96"> and </text:span><text:span text:style-name="T94">/topic</text:span><text:span text:style-name="T96">)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94">/me</text:span><text:span text:style-name="T97">, cannot be entered into a non-chat window. </text:span><text:span text:style-name="T98">These commands should be familiar to users of other IRC clients such as mIRC or HexChat.</text:span></text:p>
      <text:p text:style-name="P51"/>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2">Sets the client to AWAY. If MESSAGE is included, MESSAGE will be sent to any user that sends a private message to the client.</text:p>
          </table:table-cell>
        </table:table-row>
      </table:table>
      <text:p text:style-name="P57"/>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2">Sets the client to BACK, and disables /away functionality.</text:p>
          </table:table-cell>
        </table:table-row>
      </table:table>
      <text:p text:style-name="P5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64">/invite [CHANNEL] NICKNAME</text:p>
          </table:table-cell>
          <table:table-cell table:style-name="Table3.B2" office:value-type="string">
            <text:p text:style-name="P11"/>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3">Invites NICKNAME to the current channel if CHANNEL is omitted; invites NICKNAME to CHANNEL if a channel is included.</text:p>
          </table:table-cell>
          <table:table-cell table:style-name="Table3.B3" office:value-type="string">
            <text:p text:style-name="P15"/>
          </table:table-cell>
          <table:table-cell table:style-name="Table3.C3" office:value-type="string">
            <text:p text:style-name="P23">Invites NICKNAME to CHANNEL.</text:p>
          </table:table-cell>
        </table:table-row>
      </table:table>
      <text:p text:style-name="P58"/>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4"><text:span text:style-name="T84">J</text:span>oins CHANNEL. If KEY is included, it will be passed to the server as part of the join request.</text:p>
          </table:table-cell>
        </table:table-row>
      </table:table>
      <text:p text:style-name="P58"/>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5">Displays a list of all channels on the server if TERMS is omitted; displays a list of channels matching TERMS if TERMS is included. TERMS can contain wildcards such as * or ?.</text:p>
          </table:table-cell>
        </table:table-row>
      </table:table>
      <text:p text:style-name="P5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1"/>
          </table:table-cell>
          <table:table-cell table:style-name="Table4.C2" office:value-type="string">
            <text:p text:style-name="P39"/>
          </table:table-cell>
        </table:table-row>
        <table:table-row table:style-name="Table4.2">
          <table:table-cell table:style-name="Table4.A3" office:value-type="string">
            <text:p text:style-name="P43"><text:span text:style-name="T33">Sends TEXT to the current </text:span><text:span text:style-name="T34">chat</text:span><text:span text:style-name="T33"> as a CTCP action message. </text:span><text:span text:style-name="T35">The command can </text:span><text:span text:style-name="T42">only</text:span><text:span text:style-name="T45"> be called from a chat window.</text:span></text:p>
          </table:table-cell>
          <table:table-cell table:style-name="Table4.B3" office:value-type="string">
            <text:p text:style-name="P15"/>
          </table:table-cell>
          <table:table-cell table:style-name="Table4.C3" office:value-type="string">
            <text:p text:style-name="P27"/>
          </table:table-cell>
        </table:table-row>
      </table:table>
      <text:p text:style-name="P58"><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3"><text:span text:style-name="T31">Sends a </text:span><text:span text:style-name="T32">private message</text:span><text:span text:style-name="T31"> to TARGET (which can be a channel or a nickname).</text:span></text:p>
          </table:table-cell>
        </table:table-row>
      </table:table>
      <text:p text:style-name="P58"/>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28"><text:span text:style-name="T84">C</text:span>hanges NICKNAME. If someone is already using NICKNAME, an error is displayed to the client.</text:p>
          </table:table-cell>
        </table:table-row>
      </table:table>
      <text:p text:style-name="P58"/>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29">Sends a NOTICE to TARGET (which can be a channel or a nickname).</text:p>
          </table:table-cell>
        </table:table-row>
      </table:table>
      <text:p text:style-name="P58"/>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0">Logs into a server operator account using USERNAME and PASSWORD.</text:p>
          </table:table-cell>
        </table:table-row>
      </table:table>
      <text:p text:style-name="P5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46"><text:span text:style-name="T3">/</text:span><text:span text:style-name="T7">part [CHANNEL] [MESSAGE]</text:span></text:p>
          </table:table-cell>
          <table:table-cell table:style-name="Table5.B2" office:value-type="string">
            <text:p text:style-name="P11"/>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1"><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5"/>
          </table:table-cell>
          <table:table-cell table:style-name="Table5.C3" office:value-type="string">
            <text:p text:style-name="P31">Leaves CHANNEL. MESSAGE is the message displayed to other users when leaving; MESSAGE is optional.</text:p>
          </table:table-cell>
        </table:table-row>
      </table:table>
      <text:p text:style-name="P58"/>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2">Disconnects from the current server. If MESSAGE is included, this will be sent to any channels the client is in before it disconnects.</text:p>
          </table:table-cell>
        </table:table-row>
      </table:table>
      <text:p text:style-name="P58"/>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3">Sends MESSAGE to the server as a raw text; the outgoing message will not be altered. This is to allow the client to send messages to the server that the client doesn’t normally support.</text:p>
          </table:table-cell>
        </table:table-row>
      </table:table>
      <text:p text:style-name="P58"/>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3"><text:span text:style-name="T29">Displays </text:span><text:span text:style-name="T30">local time for the server currently connected to, or the SERVER specified.</text:span></text:p>
          </table:table-cell>
        </table:table-row>
      </table:table>
      <text:p text:style-name="P58"/>
      <text:p text:style-name="P58"/>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3"><text:span text:style-name="T1">/</text:span><text:span text:style-name="T87">topic</text:span><text:span text:style-name="T1"> [CHANNEL] TEXT...</text:span></text:p>
          </table:table-cell>
          <table:table-cell table:style-name="Table1.B2" office:value-type="string">
            <text:p text:style-name="P10"/>
          </table:table-cell>
          <table:table-cell table:style-name="Table1.C2" office:value-type="string">
            <text:h text:style-name="P74"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4">Sets the topic for the current channel if CHANNEL is omitted; sets the topic for another channel if CHANNEL is included.</text:p>
          </table:table-cell>
          <table:table-cell table:style-name="Table1.B3" office:value-type="string">
            <text:p text:style-name="P14"/>
          </table:table-cell>
          <table:table-cell table:style-name="Table1.C3" office:value-type="string">
            <text:p text:style-name="P14">Sets the topic for CHANNEL.</text:p>
          </table:table-cell>
        </table:table-row>
      </table:table>
      <text:p text:style-name="P58"/>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18">Requests server software version information from one or more SERVERs.</text:p>
          </table:table-cell>
        </table:table-row>
      </table:table>
      <text:p text:style-name="P58"/>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17">Displays a list of users who’s nickname matches TEXT.</text:p>
          </table:table-cell>
        </table:table-row>
      </table:table>
      <text:p text:style-name="P58"/>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3">Displays information about a specific user.</text:p>
          </table:table-cell>
        </table:table-row>
      </table:table>
      <text:p text:style-name="P58"/>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17">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93">Scripting</text:span> Commands<text:bookmark-end text:name="__RefHeading___Toc1008_2104972600"/></text:h>
      <text:p text:style-name="P66"><text:span text:style-name="T103">The rest of the commands control the </text:span><text:span text:style-name="T58">Ərk </text:span><text:span text:style-name="T83">client software itself. All of these commands can be entered into </text:span><text:span text:style-name="T59">any</text:span><text:span text:style-name="T63"> window; however, the </text:span><text:span text:style-name="T66">/help </text:span><text:span text:style-name="T74">command will display slightly different output depending on what kind of window the command is called from. </text:span><text:span text:style-name="T73">Three</text:span><text:span text:style-name="T74"> command</text:span><text:span text:style-name="T73">s</text:span><text:span text:style-name="T74">,</text:span><text:span text:style-name="T66"> /</text:span><text:span text:style-name="T67">argcount</text:span><text:span text:style-name="T73">, </text:span><text:span text:style-name="T67">/alias</text:span><text:span text:style-name="T73">, and </text:span><text:span text:style-name="T67">/wait</text:span><text:span text:style-name="T74">, can’t be called by any window, and can only be called from scripts. If called with no arguments, the </text:span><text:span text:style-name="T66">/connect</text:span><text:span text:style-name="T74">, </text:span><text:span text:style-name="T66">/reconnect</text:span><text:span text:style-name="T74">, </text:span><text:span text:style-name="T66">/ressl</text:span><text:span text:style-name="T74">, and </text:span><text:span text:style-name="T66">/ssl</text:span><text:span text:style-name="T74"> commands will open the “Connect” dialog with the appropriate options pre-selected.</text:span></text:p>
      <text:p text:style-name="P60"/>
      <table:table table:name="Table36" table:style-name="Table36">
        <table:table-column table:style-name="Table36.A"/>
        <table:table-row table:style-name="Table36.1">
          <table:table-cell table:style-name="Table36.A1" office:value-type="string">
            <text:p text:style-name="P8">Called <text:span text:style-name="T78">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45"><text:span text:style-name="T36">Creates a new alias </text:span><text:span text:style-name="T41">(called an “alias variable” in this document)</text:span><text:span text:style-name="T36">. Any script </text:span><text:span text:style-name="T37">or command</text:span><text:span text:style-name="T36"> ran after this one (including the </text:span><text:span text:style-name="T37">commands</text:span><text:span text:style-name="T36"> that </text:span><text:span text:style-name="T37">follow</text:span><text:span text:style-name="T36"> the </text:span><text:span text:style-name="T48">/alias</text:span><text:span text:style-name="T36"> command) that contains a dollar sign followed by NAME ($NAME) will have that instance replaced with MESSAGE. This command is </text:span><text:span text:style-name="T43">only</text:span><text:span text:style-name="T46"> available for use in scripts; </text:span><text:span text:style-name="T47">however, alias variables are interpolated into </text:span><text:span text:style-name="T44">any</text:span><text:span text:style-name="T47">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61"/>
      <table:table table:name="Table37" table:style-name="Table37">
        <table:table-column table:style-name="Table37.A"/>
        <table:table-row table:style-name="Table37.1">
          <table:table-cell table:style-name="Table37.A1" office:value-type="string">
            <text:p text:style-name="P8">Called <text:span text:style-name="T78">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37"><text:span text:style-name="T101">C</text:span>hecks to make sure that a script is called with the proper NUMBER of arguments; if not enough or too many arguments are passed to the script, MESSAGE is displayed and script execution stops immediately. <text:span text:style-name="T102">This command cannot be called from connection scripts.</text:span></text:p>
          </table:table-cell>
        </table:table-row>
      </table:table>
      <text:p text:style-name="P61"/>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4">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59"/>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0">Disconnects from all servers and exits the client.</text:p>
          </table:table-cell>
        </table:table-row>
      </table:table>
      <text:p text:style-name="P5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2"/>
          </table:table-cell>
          <table:table-cell table:style-name="Table6.C2" office:value-type="string">
            <text:p text:style-name="P44"><text:span text:style-name="T3">/</text:span><text:span text:style-name="T8">help</text:span></text:p>
          </table:table-cell>
        </table:table-row>
        <table:table-row>
          <table:table-cell table:style-name="Table6.A3" office:value-type="string">
            <text:p text:style-name="P35"><text:span text:style-name="T2">D</text:span>isplays a list of commands useful in channel and private message sessions.</text:p>
          </table:table-cell>
          <table:table-cell table:style-name="Table6.B3" office:value-type="string">
            <text:p text:style-name="P16"/>
          </table:table-cell>
          <table:table-cell table:style-name="Table6.C3" office:value-type="string">
            <text:p text:style-name="P35">Displays a list of all commands.</text:p>
          </table:table-cell>
        </table:table-row>
      </table:table>
      <text:p text:style-name="P59"/>
      <text:p text:style-name="P59"/>
      <table:table table:name="Table24" table:style-name="Table24">
        <table:table-column table:style-name="Table24.A"/>
        <text:soft-page-break/>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0">Displays MESSAGE in the client’s current window.</text:p>
          </table:table-cell>
        </table:table-row>
      </table:table>
      <text:p text:style-name="P59"/>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4">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59"/>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6">Requests a new list of channels from the server, and stores the new list in an internal cache.</text:p>
          </table:table-cell>
        </table:table-row>
      </table:table>
      <text:p text:style-name="P59"/>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4">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59"/>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4"><text:span text:style-name="T38">Opens FILENAME, reads its contents into memory, and executes it as a list of commands; </text:span><text:span text:style-name="T39">each additional ARGUMENT, is passed to the script. Any errors found in the script are displayed to the current window. </text:span><text:span text:style-name="T40">ARGUMENTs can be used in the script much like </text:span><text:span text:style-name="T49">/alias</text:span><text:span text:style-name="T53"> </text:span><text:span text:style-name="T54">variables: </text:span><text:span text:style-name="T50">$1</text:span><text:span text:style-name="T54"> is replaced with the first argument, </text:span><text:span text:style-name="T50">$2</text:span><text:span text:style-name="T54"> with the second, and so on. </text:span><text:span text:style-name="T56">To interpolate all ARGUMENTs as a single string, use </text:span><text:span text:style-name="T51">$0</text:span><text:span text:style-name="T56">. </text:span><text:span text:style-name="T54">ARGUMENTs are interpolated into the script before </text:span><text:span text:style-name="T50">/alias</text:span><text:span text:style-name="T54"> variables. </text:span><text:span text:style-name="T55">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57">If a complete path to FILENAME is not provided, the client will look in the scripts directory (in </text:span><text:span text:style-name="T52">settings\scripts</text:span><text:span text:style-name="T57">, or set by the –</text:span><text:span text:style-name="T52">scripts</text:span><text:span text:style-name="T57"> command-line flag) for the file.</text:span></text:p>
          </table:table-cell>
        </table:table-row>
      </table:table>
      <text:p text:style-name="P59"/>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19">Opens the client’s settings dialog.</text:p>
          </table:table-cell>
        </table:table-row>
      </table:table>
      <text:p text:style-name="P59"/>
      <text:p text:style-name="P59"/>
      <text:p text:style-name="P59"/>
      <text:p text:style-name="P59"/>
      <table:table table:name="Table30" table:style-name="Table30">
        <table:table-column table:style-name="Table30.A"/>
        <text:soft-page-break/>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4">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62"/>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75" text:outline-level="3"><text:bookmark-start text:name="__RefHeading___Toc5801_21049726001"/><text:span text:style-name="T22">/</text:span><text:span text:style-name="T28">style</text:span><text:span text:style-name="T23"> </text:span><text:span text:style-name="T28">FILENAME</text:span><text:bookmark-end text:name="__RefHeading___Toc5801_21049726001"/></text:h>
          </table:table-cell>
        </table:table-row>
        <table:table-row>
          <table:table-cell table:style-name="Table34.A3" office:value-type="string">
            <text:p text:style-name="P38">Loads a style file (created with the “Style Editor”, accessible from the “Preferences” dialog) into the current chat. <text:span text:style-name="T99">If a complete path to FILENAME is not provided, the client will look in the scripts directory (in </text:span><text:span text:style-name="T95">settings\scripts</text:span><text:span text:style-name="T99">, or set by the –</text:span><text:span text:style-name="T95">scripts</text:span><text:span text:style-name="T99"> command-line flag) for the file.</text:span></text:p>
          </table:table-cell>
        </table:table-row>
      </table:table>
      <text:p text:style-name="P62"/>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6">Switches the current displayed channel. If WINDOW NAME is omitted, a list of available channels/private chats is displayed.</text:p>
          </table:table-cell>
        </table:table-row>
      </table:table>
      <text:p text:style-name="P59"/>
      <table:table table:name="Table26" table:style-name="Table26">
        <table:table-column table:style-name="Table26.A"/>
        <table:table-row table:style-name="Table26.1">
          <table:table-cell table:style-name="Table26.A1" office:value-type="string">
            <text:p text:style-name="P47"><text:span text:style-name="T89">Called </text:span><text:span text:style-name="T77">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1">Causes a script to pause for TIME seconds. This command is <text:span text:style-name="T85">only</text:span><text:span text:style-name="T86"> available for use in scripts.</text:span></text:p>
          </table:table-cell>
        </table:table-row>
      </table:table>
      <text:h text:style-name="P73"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10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02T00:58:22.898677921</dc:date>
    <meta:editing-duration>PT3H44M48S</meta:editing-duration>
    <meta:editing-cycles>49</meta:editing-cycles>
    <meta:generator>LibreOffice/6.4.6.2$Linux_X86_64 LibreOffice_project/40$Build-2</meta:generator>
    <meta:document-statistic meta:table-count="36" meta:image-count="1" meta:object-count="0" meta:page-count="8" meta:paragraph-count="168" meta:word-count="1773" meta:character-count="10647" meta:non-whitespace-character-count="9040"/>
  </office:meta>
</office:document-meta>
</file>